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number-rows-repeated="1047871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69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.00.0000</text:date>, <text:time style:data-style-name="N2" text:time-value="20:39:50.0160285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0.3$Linux_X86_64 LibreOffice_project/8061b3e9204bef6b321a21033174034a5e2ea88e</meta:generator>
    <meta:creation-date>2006-09-16T14:57:30</meta:creation-date>
    <dc:date>2020-09-09T20:42:15.451506509</dc:date>
    <meta:editing-cycles>396</meta:editing-cycles>
    <meta:editing-duration>PT18H22M27S</meta:editing-duration>
    <meta:document-statistic meta:table-count="2" meta:cell-count="1661" meta:object-count="0"/>
    <meta:user-defined meta:name="Info 1"/>
    <meta:user-defined meta:name="Info 2"/>
    <meta:user-defined meta:name="Info 3"/>
    <meta:user-defined meta:name="Info 4"/>
  </office:meta>
</office:document-meta>
</file>